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text-position="super 58%" style:font-name="Times New Roman"/>
    </style:style>
    <style:style style:name="T9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us, Johanan, Gamliel I</text:p>
      <text:p text:style-name="P5">Additional Places mentioned: Giskala, Jotapat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 lecture/</text:p>
      <text:p text:style-name="P2">31./</text:p>
      <text:p text:style-name="P2"/>
      <text:p text:style-name="P3">[Page 1]</text:p>
      <text:p text:style-name="P3">In <text:span text:style-name="T2">a previous</text:span><text:span text:style-name="T5"> the preceding lecture, I </text:span><text:span text:style-name="T2">f</text:span><text:span text:style-name="T5"> expressed my opinion,/ that the choice of Josephus as military commander of/ Galilee, was a misfortune. <text:s/></text:span><text:span text:style-name="T2">Had</text:span><text:span text:style-name="T5"> It is believed that had he gathered/ in that mountainous region, all whose hearts/ beat for </text:span><text:span text:style-name="T2">country</text:span><text:span text:style-name="T5"> religion and country, and by a/ resolute effort held Rome in check, a </text:span><text:span text:style-name="T2">painful</text:span><text:span text:style-name="T5"> redoutable/ ally might have arisen to thrust back a/ common foe. <text:s/>The Parthians in Western Asia/ were the sworn enemies of that </text:span><text:span text:style-name="T2">empire</text:span><text:span text:style-name="T5"> Power on the Tiber whose/ vaulting ambition led it to meddle in the af-/-fairs of other nations, and then to domineer/ </text:span><text:span text:style-name="T2">over them by</text:span><text:span text:style-name="T5"> with insolence </text:span><text:span text:style-name="T2">with</text:span><text:span text:style-name="T5"> and brutal force. <text:s/>But Josephus/ frittered away a most precious time in fighting,/ by tactics in which he was a perfect master,/ those whom he feared as his </text:span><text:span text:style-name="T2">personal</text:span><text:span text:style-name="T5"> own personal opponents./ <text:s/>Johanan, or John son of Levy, was the man/ with whom our Jewish historian entered into a bit-/-ter contest. <text:s/>John belonged to a wealthy/ family of Giskala--a city in the Western/ part of Galilee. <text:s/>Being </text:span><text:span text:style-name="T2">a personal</text:span><text:span text:style-name="T5"> on friendly/ </text:span><text:span text:style-name="T2">of</text:span><text:span text:style-name="T5"> relations with Simon son of </text:span><text:span text:style-name="T2">Rabbi</text:span><text:span text:style-name="T5"> Gamliel I, President of/</text:span></text:p>
      <text:p text:style-name="P3"><text:span text:style-name="T5"/></text:p>
      <text:p text:style-name="P3"><text:span text:style-name="T5">[Page 2]</text:span></text:p>
      <text:p text:style-name="P3"><text:span text:style-name="T5">the Sanhedrin under whom St Paul boasted to have studied, he </text:span><text:span text:style-name="T2">enjoyed</text:span><text:span text:style-name="T5"> weilded[sic!] considerable/ influence. <text:s/>Of that he took advantage, to/ put himself at the head of a number of Jews,/ who were determined to resist Roman aggression./ <text:s/>Still, John of Giskala acted cautiously at the/ outset. <text:s/>He knew </text:span><text:soft-page-break/><text:span text:style-name="T5">that the Roman eagle was/ ever wakeful and ready to fly upon its prey. <text:s/>He therefore/ counselled[sic!] prudence; but when his native city/ rashly attempted what it could not accom-/-plish, and suffered as a penalty the burning/ of its houses and the destruction of its inhabitants,/ then John </text:span><text:span text:style-name="T2">arose</text:span><text:span text:style-name="T5"> stirred like a </text:span><text:span text:style-name="T2">lyon</text:span><text:span text:style-name="T5"> lion, and the report/ of his deeds of valor spread throughout Galilee./ <text:s/>Josephus acknowledges that his adversary had/ language at his command, bright intelligence/ and large capacities, but he charges him with an/ inordinate thirst for power. <text:s/>Judging dis-/-passionately, one might infer that John of Giskala/ would have acted in concert with the newly appointed/ Governor of Galilee, if he had not detected in Josephus/ a wavering mind, disinclined to openly declare himself </text:span><text:span text:style-name="T2">openly</text:span><text:span text:style-name="T5">/ hostile to Rome. <text:s/>However, an enmity </text:span><text:span text:style-name="T2">arose</text:span><text:span text:style-name="T5"> ensued,/</text:span></text:p>
      <text:p text:style-name="P3"><text:span text:style-name="T5"/></text:p>
      <text:p text:style-name="P3"><text:span text:style-name="T5">[Page 3]</text:span></text:p>
      <text:p text:style-name="P3"><text:span text:style-name="T5">which became irreconcilable. <text:s/>John had on his/ side the Zealots, and all who would not bend the neck to a/ foreign yoke. <text:s/>Josephus had the advantage of being/ the recognized </text:span><text:span text:style-name="T2">commander</text:span><text:span text:style-name="T5"> chief, and the favorite of Agrippa/ II and of the Peace party. <text:s/>The man of Giskala/ and his followers seeing that Josephus was temporizing,/ instead of using vigorous measures to put the country/ in the requisite state of defense, accused him of/ treachery before the Sanhedrin. <text:s/>The ways by/ which the Governor of Galilee </text:span><text:span text:style-name="T2">eluded</text:span><text:span text:style-name="T5"> evaded the order/ of the higher authorities at Jerusalem that summoned/ him to the captial to justify his conduct; how he/ defiantly remained in office and overreached his op-/-ponents, all of that forms a record of </text:span><text:span text:style-name="T2">artfulness</text:span><text:span text:style-name="T5"> cunning un-/-surpassed, of </text:span><text:span text:style-name="T2">a</text:span><text:span text:style-name="T5"> an artful diplomacy not met among the shrew-/-dest politicians. <text:s/>Josephus despite his superlative/ abilities to put the best face on his worst actions,/ cannot decieve[sic!] his readers who follow him closely/ in the narrative of that transaction. <text:s/>I have/ no wish to report in detail what he tells us in/ his history and in his biography, not unfrequently/</text:span></text:p>
      <text:p text:style-name="P3"><text:span text:style-name="T5"/></text:p>
      <text:p text:style-name="P3"><text:span text:style-name="T5">[Page 4]</text:span></text:p>
      <text:p text:style-name="P3"><text:span text:style-name="T5">falling into contradictions, </text:span><text:span text:style-name="T2">his own statements,</text:span><text:span text:style-name="T5"> in/ his anxiety to appear pure hearted. <text:s/>Intending/ to give only a summary of accounts which others/ have related at great length, I pass on to the/ most stirring event in the public life of Josephus./</text:span></text:p>
      <text:p text:style-name="P3"><text:span text:style-name="T5"><text:tab/>Nero was </text:span><text:span text:style-name="T2">in [?]</text:span><text:span text:style-name="T5"> abroad, when the news of the/ revolutionary </text:span><text:span text:style-name="T2">in</text:span><text:span text:style-name="T5"> war in Palestine reached his ears./ <text:s/>That mad, not less than wicked, emperor had gone to/ Greece to display his pretended talents as a comedy/ player, a poet, a musician and a singer. <text:s/>Among/ the retinue that had accompanied him there, was Flavius/ Vespasian. <text:s/>This general </text:span><text:span text:style-name="T2">was</text:span><text:span text:style-name="T5"> did not particularly </text:span><text:span text:style-name="T2">liked</text:span><text:span text:style-name="T5"> enjoy the/ </text:span><text:span text:style-name="T2">by</text:span><text:span text:style-name="T5"> good will of his sovereign. <text:s/>He had the misfortune of having/ been seen asleep at the theatre, while Nero was/ on the stage reciting some insipid </text:span><text:span text:style-name="T2">a</text:span><text:span text:style-name="T5"> piece of his own compo-/-sition. <text:s/></text:span><text:span text:style-name="T2">His</text:span><text:span text:style-name="T5"> Vespasian's drawniness might have cost him/ his life, if the turn of affairs in the East had/ not made his services </text:span><text:span text:style-name="T2">indispensable</text:span><text:span text:style-name="T5"> very desirable./ <text:s/>Vespasian was of humble parentage, and Nero/ did not fear that his ambition would rise too/ high above his lowly station. <text:s/>As a soldier, he had/ shown consummate skill in fighting Germans,/</text:span></text:p>
      <text:p text:style-name="P3"><text:span text:style-name="T5"/></text:p>
      <text:p text:style-name="P3"><text:span text:style-name="T5">[Page 5]</text:span></text:p>
      <text:p text:style-name="P3"><text:span text:style-name="T5">British, and Gauls, and all </text:span><text:span text:style-name="T2">acknowledged in recognized</text:span><text:span text:style-name="T5"> conceded to him/ the virtues of perseverance &amp; prudence, and the knowledge of military/ discipline. <text:s/></text:span><text:span text:style-name="T2">When</text:span><text:span text:style-name="T5"> As soon as he was entrusted with the general-/-ship of the army destined to overthrow Judea, Vespa-/-sion ordered his son Titus to precede him by the way/ of the Mediterannean sea to Alexandria, while he would/ </text:span><text:span text:style-name="T2">go</text:span><text:span text:style-name="T5"> travel by land through Asia Minor. <text:s/>Arrived at Saint/ John D 'Acre, then called Ptolema</text:span><text:span text:style-name="T6">ï</text:span><text:span text:style-name="T7">s, and in Biblical/ times Acco, Vespasian prepared his plans for an inva-/sion of the land of our fathers. <text:s/>He had </text:span><text:span text:style-name="T3">with him</text:span><text:span text:style-name="T7"> under his com-/-mand, a force amounting to nearly a hundred thousand men, </text:span><text:span text:style-name="T3">besides</text:span><text:span text:style-name="T7"> aside/ </text:span><text:span text:style-name="T3">having</text:span><text:span text:style-name="T7"> from the reliance he could place in the active sympathy </text:span><text:span text:style-name="T3">of he resigned from</text:span><text:span text:style-name="T7"> of the Peace party in/ Judea. <text:s/>A description of those troops; of their looks,/ of their movements, of their discipline, and of their fear-/-lessness, is drawn by Josephus with a masterly/ pen. <text:s/></text:span><text:span text:style-name="T3">It</text:span><text:span text:style-name="T7"> That delineation has been considered superior to the finest/ chapters in Greek and Roman histories. <text:s/>We, as/ Jews, can take no delight in fixing our </text:span><text:soft-page-break/><text:span text:style-name="T7">mental vision/ on a picture which recalls our national suffering/ and sorrow, however we may admire the literary/ eminence of a man of our faith./</text:span></text:p>
      <text:p text:style-name="P3"><text:span text:style-name="T7"/></text:p>
      <text:p text:style-name="P3"><text:span text:style-name="T7">[Page 6]</text:span></text:p>
      <text:p text:style-name="P3"><text:span text:style-name="T7">What we do gaze upon with melancholy/ pleasure is the </text:span><text:span text:style-name="T3">delineation portrait</text:span><text:span text:style-name="T7"> description of the unexcelled bravery/ of </text:span><text:span text:style-name="T3">those among</text:span><text:span text:style-name="T7"> our ancestors, who </text:span><text:span text:style-name="T3">made</text:span><text:span text:style-name="T7"> rendered the/ siege and capture of Jotapata famous in the/ annals of the world. <text:s/>And here I must award/ </text:span><text:span text:style-name="T3">to</text:span><text:span text:style-name="T7"> a Christian clergyman the honor of having/ left the most thrilling and withal the most just/ narrative of that episode, so sublime in its unut-/-terable sadness. <text:s/>Dean Milman had no occasion/ to apologize in a measure, for having dwelt long/ on that subject. <text:s/>It deserved a lengthy record; for/ at Jotapata our people strikingly showed that the noble/ blood of the Maccabees flowed in their veins./ <text:s/>It was in that city surrounded by mountains and ravines, and/ accessible only </text:span><text:span text:style-name="T3">on the</text:span><text:span text:style-name="T7"> from its Northern side, that the de-/-fenders of Galilee </text:span><text:span text:style-name="T3">gathered</text:span><text:span text:style-name="T7"> banded together to </text:span><text:span text:style-name="T3">hul</text:span><text:span text:style-name="T7"> hurl back the hea-/-then, or </text:span><text:span text:style-name="T3">to</text:span><text:span text:style-name="T7"> die sword in hand. <text:s/></text:span><text:span text:style-name="T3">If</text:span><text:span text:style-name="T7"> They felt that if Rome planted/ her banner on the heights of Jotapata, the ensign/ of Israel would be made to trail the dust everywhere./ <text:s/>Josephus commanded the patriots, who had shut them-/-selves in that town, from which </text:span><text:span text:style-name="T3">to</text:span><text:span text:style-name="T7"> they would dare Vespasian's/ redoutable army. <text:s/>In the absence of any/</text:span></text:p>
      <text:p text:style-name="P3"><text:span text:style-name="T7"/></text:p>
      <text:p text:style-name="P3"><text:span text:style-name="T7">[Page 7]</text:span></text:p>
      <text:p text:style-name="P3"><text:span text:style-name="T7">other history save that which he wrote, we/ must allow that the son of Matthias the priest/ was the man who in Jotapata exhibited a/ generalship wonderful in genius, most stupendous/ in its appliances. <text:s/>Was it compulsion that stirred/ up Josephus; was it compunction? <text:s/>None will ever/ </text:span><text:span text:style-name="T3">tell</text:span><text:span text:style-name="T7"> be able to tell. <text:s/>The Romans had/ placed themselves in battle array, on a distant hill./ <text:s/>They would thus strike terror among the defenders,/ and they succeeded in their object, but for a mo-/-ment. <text:s/>Dread of such a formidable army, so/ splendidly equipped soon gave room to stubborn/ resistance. <text:s/>The Latin soldiers mounted up walls/ which they raised, to </text:span><text:span text:style-name="T3">throw in</text:span><text:span text:style-name="T7"> dart off their javelins, but/ often they met a grave into the precipices below,/ wherein the Jews of Jotapata cast them headlong. <text:s/>Forty/ seven summer days the siege continued. <text:s/>The want/ of water was distressing, yet the besieged, hung their/ garments from the battlements, steeped in water,/ to mock the enemy, who </text:span><text:span text:style-name="T3">thought</text:span><text:span text:style-name="T7"> hoped that thirst would/ effect more than the sword. <text:s/>The Romans built/ up battlements, the Galileans reared still higher ones,/</text:span></text:p>
      <text:p text:style-name="P3"><text:span text:style-name="T7"/></text:p>
      <text:p text:style-name="P3"><text:span text:style-name="T7">[Page 8]</text:span></text:p>
      <text:p text:style-name="P3"><text:span text:style-name="T7">from which to harass their foes. <text:s/>To prevent/ the latter striking at the workmen, Josephus/ ordered poles to be nailed round the walls, on which/ were suspended hides of oxen freshly killed. <text:s/>Against/ those curiously contrived curtains, the arrows shot/ by the Romans glided off without </text:span><text:span text:style-name="T3">doing</text:span><text:span text:style-name="T7"> the least injury./ <text:s/>Vespasian saw himself baffled, and changed tactics con-/-tinually, but the Jews watched him by the courage/ of desperation. <text:s/>The battering ram, the most/ tremendous piece of artillery in ancient warfare had/ been resorted to. <text:s/>It </text:span><text:span text:style-name="T3">was</text:span><text:span text:style-name="T7"> consisted of an immense beam headed with/ iron, in the shape of a ram's head. <text:s/>It was drawn/ back by a great number of men, and then driven forward/ by cables with a push, at which towers would sometime </text:span><text:span text:style-name="T3">crumble</text:span><text:span text:style-name="T7"> break/ into fragments. <text:s/>At the first shock the all, behind/ which the defenders of Jotapata </text:span><text:span text:style-name="T3">stood</text:span><text:span text:style-name="T7"> fought, quaked, and/ a wild cry pierced the sky, but Josephus ordered that/ bags </text:span><text:span text:style-name="T3">fell</text:span><text:span text:style-name="T7"> full of straw, be let down from the walls/ to catch the hard blows of the battering rams, and/ make them ineffectual. <text:s/>The Romans were astound-/-ed at the unequalled[sic!] daring of those who kept/</text:span></text:p>
      <text:p text:style-name="P3"><text:span text:style-name="T7"/></text:p>
      <text:p text:style-name="P3"><text:span text:style-name="T7">[Page 9]</text:span></text:p>
      <text:p text:style-name="P3"><text:span text:style-name="T7">at bay the invincible legions that had conquered/ mighty nations. <text:s/>They marvelled[sic!] when they witnessed/ instances of a valor never surpassed. <text:s/>A Galilean/ called Eleazar Ben Sameas, seeing the battering ram/ approach, stood up on the top of the wall, and/ holding a huge stone struck off with a steady aim </text:span><text:span text:style-name="T3">struck off</text:span><text:span text:style-name="T7"> the iron head of the/ ram. <text:s/>He then leaped down below, secured his prize,/ </text:span><text:span text:style-name="T3">and </text:span><text:soft-page-break/><text:span text:style-name="T3">was</text:span><text:span text:style-name="T7"> bearing it back to his follow[sic!] combat-/-ants, while arrows and javelins whizzed around him./ <text:s/>He was pierced through, but </text:span><text:span text:style-name="T3">he</text:span><text:span text:style-name="T7"> succeeded to reach/ again the top of the wall, display </text:span><text:span text:style-name="T3">his trophy</text:span><text:span text:style-name="T7"> the ram's head with/ an air of defiance, before</text:span><text:span text:style-name="T8">1</text:span><text:span text:style-name="T9"> the Roman army, and then/ fall dead, while clinching his trophy in his convulsive/ hand. <text:s/>The future emperor of Rome was per-/-sonally directing the assault </text:span><text:span text:style-name="T4">by</text:span><text:span text:style-name="T9"> with that appalling engine/ of destruction, when a javelin from a Jewish archer/ wounded his heel. <text:s/>At the sight of Vespasian's/ </text:span><text:span text:style-name="T4">wound</text:span><text:span text:style-name="T9"> blood, the Romans became frantic with wroth./ <text:s/>They rushed furiously on against the defenders, who/ met them with drawn swords, with fire, with/ streaming oil, which they poured upon the assailants./ <text:s/>I shall not venture on a description far </text:span><text:span text:style-name="T4">by</text:span><text:span text:style-name="T9"> beyond/</text:span></text:p>
      <text:p text:style-name="P3"><text:span text:style-name="T9"/></text:p>
      <text:p text:style-name="P3"><text:span text:style-name="T9">[Page 10]</text:span></text:p>
      <text:p text:style-name="P3"><text:span text:style-name="T9">my capacities and too harrowing in its nature./ <text:s/>Suffice to say that Jotapata has left on our/ people the indelible impress of a heroism, which/ must claim the respect of mankind to the end/ of time. <text:s/>For our defenders showed that they knew/ not alone how to steel their hearts for the battle,/ but also how to suffer long and </text:span><text:span text:style-name="T4">terribly</text:span><text:span text:style-name="T9"> fearfully rather/ than abandon the cause of country and religion./ <text:s/>The blockade would </text:span><text:span text:style-name="T4">would</text:span><text:span text:style-name="T9"> have lasted until every/ man that could carry a weapon had died from/ sheer exhaustion. <text:s/>Josephus who, at one time, would/ have </text:span><text:span text:style-name="T4">fled [?]</text:span><text:span text:style-name="T9"> surrendered to save his life, was made to stand/ at his post, and lead on to a combat, which/ promised but death, </text:span><text:span text:style-name="T4">though</text:span><text:span text:style-name="T9"> yet glorious. <text:s/>Thus/ for forty seven days the gallant inhabitants/ of Jotapata braved the dreaded cohorts of Rome,/ heeding neither fatigue nor wounds nor thirst,/ solely intent upon meeting strategy with stra-/-tegy, assaults with counter assaults, intrepidity with a tenacity/ of will </text:span><text:span text:style-name="T4">with equal interepidity</text:span><text:span text:style-name="T9"> But a deserter/ found his way to the tent of Vespasian./</text:span></text:p>
      <text:p text:style-name="P3"><text:span text:style-name="T9"/></text:p>
      <text:p text:style-name="P3"><text:span text:style-name="T9">[Page 11]</text:span></text:p>
      <text:p text:style-name="P3"><text:span text:style-name="T9"><text:tab/>He told of the enfeebled condition of those/ who still resisted the Romans, he related how the same/ people who fought by day were obliged to watch/ at night, how reduced were their ranks </text:span><text:span text:style-name="T4">by</text:span><text:span text:style-name="T9"> through a super-/human </text:span><text:span text:style-name="T4">efforts</text:span><text:span text:style-name="T9"> strain of body and mind. <text:s/>Vespasian/ was inclined at first to suspect treachery, for not/ long before, a Jew taken prisoner bore tortures and/ finally crucifixion rather than betray the state/ of his countrymen beseiged[sic!] in Jotapata. <text:s/>Still,/ after mature deliberation, the Roman general decided upon making a/ sudden attack </text:span><text:span text:style-name="T4">before sun rise.</text:span><text:span text:style-name="T9"> at early dawn. <text:s/>Titus was the/ first to scale the walls. <text:s/>The sentinels jaded/ and weary, had fallen asleep. <text:s/>They were pierced/ through, and under </text:span><text:span text:style-name="T4">the</text:span><text:span text:style-name="T9"> cover of a thick mist/ which unfortunately overspread the sky the/ enemy advanced. <text:s/>The people awoke to see/ the sword hanging over their heads. <text:s/>Terrific was/ the struggle, horrid the carnage. <text:s/>None by women/ and children were spared. <text:s/>Forty thousand perished/ and only twelve hundred--unable by age or sex to bear arms-- </text:span><text:span text:style-name="T4">were made captives out of that band of heros</text:span><text:span text:style-name="T9"> were seized as captives./ <text:s/>The noble city </text:span><text:span text:style-name="T4">was made</text:span><text:span text:style-name="T9"> became a heap of ruin, and its fortifications/ were burnt by order of Flavious Vespasian./</text:span></text:p>
      <text:p text:style-name="P3"><text:span text:style-name="T9"/></text:p>
      <text:p text:style-name="P3"><text:span text:style-name="T9">[Page 12]</text:span></text:p>
      <text:p text:style-name="P3"><text:span text:style-name="T9">The scene is too unspeakably distressing./ <text:s/>Our historian could picture it with the pencil/ of a literary genius, but not with </text:span><text:span text:style-name="T4">the</text:span><text:span text:style-name="T9"> a pen dip-/-ped in the tears of a soul crushed patriot./ <text:s/>We will cast a veil over it, and turning/ our looks away from it, we shall meet Jo-/-sephus again seeking to preserve his own/ life after the fall of all the heroic defend-/-ers of Jotapat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14:11:38.38</meta:creation-date>
    <meta:document-statistic meta:table-count="0" meta:image-count="0" meta:object-count="0" meta:page-count="5" meta:paragraph-count="88" meta:word-count="2381" meta:character-count="14518"/>
    <dc:date>2012-12-18T15:42:19.67</dc:date>
    <meta:editing-duration>PT4M19S</meta:editing-duration>
    <meta:editing-cycles>1</meta:editing-cycles>
    <meta:generator>OpenOffice.org/3.4.1$Win32 OpenOffice.org_project/341m1$Build-9593</meta:generator>
  </office:meta>
</office:document-meta>
</file>